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c580" officeooo:paragraph-rsid="0010c580"/>
    </style:style>
    <style:style style:name="P2" style:family="paragraph" style:parent-style-name="Standard">
      <style:text-properties fo:font-weight="bold" officeooo:rsid="0010c580" officeooo:paragraph-rsid="0010c580" style:font-weight-asian="bold" style:font-weight-complex="bold"/>
    </style:style>
    <style:style style:name="P3" style:family="paragraph" style:parent-style-name="Standard">
      <style:text-properties fo:font-style="italic" fo:font-weight="normal" officeooo:rsid="0010c580" officeooo:paragraph-rsid="0010c580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11f9e3" officeooo:paragraph-rsid="0011f9e3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131e56" officeooo:paragraph-rsid="00131e56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bold" officeooo:rsid="0010c580" officeooo:paragraph-rsid="0010c580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1f9e3" officeooo:paragraph-rsid="0011f9e3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31e56" officeooo:paragraph-rsid="00131e56" style:font-style-asian="normal" style:font-weight-asian="bold" style:font-style-complex="normal" style:font-weight-complex="bold"/>
    </style:style>
    <style:style style:name="P9" style:family="paragraph" style:parent-style-name="Standard">
      <style:text-properties fo:language="en" fo:country="US" fo:font-style="normal" fo:font-weight="bold" officeooo:rsid="00135c33" officeooo:paragraph-rsid="00135c3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break-before="page"/>
      <style:text-properties fo:font-style="italic" fo:font-weight="bold" officeooo:rsid="0010c580" officeooo:paragraph-rsid="0010c580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break-before="page"/>
      <style:text-properties fo:font-style="normal" fo:font-weight="bold" officeooo:rsid="00131e56" officeooo:paragraph-rsid="00131e56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lt" fo:country="L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kaičiuotuvas</text:h>
      <text:p text:style-name="P2">1. Sukuriame failą calculator.html kataloge calculator;</text:p>
      <text:p text:style-name="P2">2. Sukuriame skaičiuotuvo elementus, elemente &lt;body&gt;:</text:p>
      <text:p text:style-name="P1"/>
      <text:p text:style-name="P1">&lt;input id="txtResult" type="text" readonly="readonly" /&gt;&lt;br /&gt;</text:p>
      <text:p text:style-name="P1">&lt;input id="txtInput" type="text" /&gt;&lt;br /&gt;</text:p>
      <text:p text:style-name="P1">&lt;button id="btn7"&gt;7&lt;/button&gt;</text:p>
      <text:p text:style-name="P1">&lt;button id="btn8"&gt;8&lt;/button&gt;</text:p>
      <text:p text:style-name="P1">&lt;button id="btn9"&gt;9&lt;/button&gt;&lt;br /&gt;</text:p>
      <text:p text:style-name="P1">&lt;button id="btn4"&gt;4&lt;/button&gt;</text:p>
      <text:p text:style-name="P1">&lt;button id="btn5"&gt;5&lt;/button&gt;</text:p>
      <text:p text:style-name="P1">&lt;button id="btn6"&gt;6&lt;/button&gt;&lt;br /&gt;</text:p>
      <text:p text:style-name="P1">&lt;button id="btn1"&gt;1&lt;/button&gt;</text:p>
      <text:p text:style-name="P1">&lt;button id="btn2"&gt;2&lt;/button&gt;</text:p>
      <text:p text:style-name="P1">&lt;button id="btn3"&gt;3&lt;/button&gt;&lt;br /&gt;</text:p>
      <text:p text:style-name="P1">&lt;button id="btnClear"&gt;C&lt;/button&gt;</text:p>
      <text:p text:style-name="P1">&lt;button id="btn0"&gt;0&lt;/button&gt;</text:p>
      <text:p text:style-name="P1">&lt;button id="btnClearEntry"&gt;CE&lt;/button&gt;&lt;br /&gt;</text:p>
      <text:p text:style-name="P1">&lt;button id="btnPlus"&gt;+&lt;/button&gt;</text:p>
      <text:p text:style-name="P1">&lt;button id="btnMinus"&gt;-&lt;/button&gt;</text:p>
      <text:p text:style-name="P1"/>
      <text:p text:style-name="P2">3. Sukuriame css katalogą, kataloge calculator;</text:p>
      <text:p text:style-name="P2">4. Sukuriame css stiliaus failą default.css;</text:p>
      <text:p text:style-name="P2">5. Sukuriame stilių body elementui:</text:p>
      <text:p text:style-name="P3"/>
      <text:p text:style-name="P3">body {</text:p>
      <text:p text:style-name="P3"><text:tab/>background-color: hsl(255,100%,50%);</text:p>
      <text:p text:style-name="P3">}</text:p>
      <text:p text:style-name="P3"/>
      <text:p text:style-name="P6">6. Sukuriame stilių įvesties laukams (input elementams):</text:p>
      <text:p text:style-name="P3">input {</text:p>
      <text:p text:style-name="P3"><text:tab/>width: 446px;</text:p>
      <text:p text:style-name="P3"><text:tab/>height: 35px;</text:p>
      <text:p text:style-name="P3"><text:tab/>text-align: right;</text:p>
      <text:p text:style-name="P3"><text:tab/>padding: 10px;</text:p>
      <text:p text:style-name="P3"><text:tab/>border: inset;</text:p>
      <text:p text:style-name="P3">}</text:p>
      <text:p text:style-name="P3"/>
      <text:p text:style-name="P6">7. Sukuriame stilių mygtukmas (button elementams):</text:p>
      <text:p text:style-name="P6"/>
      <text:p text:style-name="P3">button {</text:p>
      <text:p text:style-name="P3"><text:tab/>background-color: hsl(255, 50%, 80%);</text:p>
      <text:p text:style-name="P3"><text:tab/>width: 150px;</text:p>
      <text:p text:style-name="P3"><text:tab/>height: 50px;</text:p>
      <text:p text:style-name="P3"><text:tab/>border: outset;</text:p>
      <text:p text:style-name="P3">}</text:p>
      <text:p text:style-name="P3"/>
      <text:p text:style-name="P10"/>
      <text:p text:style-name="P6">8. Sukuriame stilių mygtukui, kuris keisis užvedus pelyte ant to mygtuko:</text:p>
      <text:p text:style-name="P4"/>
      <text:p text:style-name="P4">button:hover {</text:p>
      <text:p text:style-name="P4"><text:tab/>background-color: hsl(255, 50%, 90%);</text:p>
      <text:p text:style-name="P4">}</text:p>
      <text:p text:style-name="P4"/>
      <text:p text:style-name="P7">9. Sukuriame stilių mygtukui kai jis bus aktyvus (įspaustas):</text:p>
      <text:p text:style-name="P7"/>
      <text:p text:style-name="P4">button:active {</text:p>
      <text:p text:style-name="P4"><text:tab/>border: inset;</text:p>
      <text:p text:style-name="P4"><text:tab/>border-width: thick;</text:p>
      <text:p text:style-name="P4"><text:tab/>border-color: hsl(255, 100%, 100%);</text:p>
      <text:p text:style-name="P4"><text:tab/>background-color: hsl(255, 50%, 50%);</text:p>
      <text:p text:style-name="P4">}</text:p>
      <text:p text:style-name="P4"/>
      <text:p text:style-name="P7">10. Sukuriame bendrus stilius įvesties laukams ir mygtukams:</text:p>
      <text:p text:style-name="P7"/>
      <text:p text:style-name="P4">input, button {</text:p>
      <text:p text:style-name="P4"><text:tab/>font-family: Arial;</text:p>
      <text:p text:style-name="P4"><text:tab/>font-size: 24pt;</text:p>
      <text:p text:style-name="P4"><text:tab/>border-width: thick;</text:p>
      <text:p text:style-name="P4"><text:tab/>border-color: hsl(255, 100%, 100%);</text:p>
      <text:p text:style-name="P4"><text:tab/>margin: 5px;</text:p>
      <text:p text:style-name="P4">}</text:p>
      <text:p text:style-name="P4"/>
      <text:p text:style-name="P7">11. Pakeičiame įvesties lauko su id txtResult stilių, kad jis aiškiai matytūsi, kad yra read-only:</text:p>
      <text:p text:style-name="P4"/>
      <text:p text:style-name="P4">#txtResult {</text:p>
      <text:p text:style-name="P4"><text:tab/>background-color: hsl(255, 50%, 80%);</text:p>
      <text:p text:style-name="P4">}</text:p>
      <text:p text:style-name="P4"/>
      <text:p text:style-name="P7">12. &lt;body&gt; elemente sukurti &lt;div id<text:span text:style-name="T1">=”calculator”&gt;&lt;/div&gt;</text:span></text:p>
      <text:p text:style-name="P7"><text:span text:style-name="T1"/></text:p>
      <text:p text:style-name="P7"><text:span text:style-name="T1">13. </text:span><text:span text:style-name="T2">Įkelti visus skaičiuotuvo mygtukus ir laukus į elementą &lt;div id</text:span><text:span text:style-name="T1">=”calculator”&gt;. </text:span><text:span text:style-name="T2">T.y. elementas &lt;div id</text:span><text:span text:style-name="T1">=”calculator”&gt;&lt;/div&gt; </text:span><text:span text:style-name="T2">turi apgaubti skaičiuotuvo elementus.</text:span></text:p>
      <text:p text:style-name="P7"><text:span text:style-name="T2"/></text:p>
      <text:p text:style-name="P7"><text:span text:style-name="T2">14. Sukurkite </text:span><text:span text:style-name="T1">stili</text:span><text:span text:style-name="T2">ų id</text:span><text:span text:style-name="T1">=”calculator”:</text:span></text:p>
      <text:p text:style-name="P7"><text:span text:style-name="T1"/></text:p>
      <text:p text:style-name="P4">#calculator {</text:p>
      <text:p text:style-name="P4"><text:tab/>border: solid;</text:p>
      <text:p text:style-name="P4"><text:tab/>background-color: hsl(255, 100%, 60%);</text:p>
      <text:p text:style-name="P4"><text:tab/>width: 500px;</text:p>
      <text:p text:style-name="P4"><text:tab/>height: 500px;</text:p>
      <text:p text:style-name="P4"><text:tab/>margin-left: auto;</text:p>
      <text:p text:style-name="P4"><text:tab/>margin-right: auto;</text:p>
      <text:p text:style-name="P4"><text:tab/>text-align: center;</text:p>
      <text:p text:style-name="P4"><text:tab/>padding: 10px;</text:p>
      <text:p text:style-name="P4">}</text:p>
      <text:p text:style-name="P5">Turime fiksuotą dėžutę skaičiuotuvo elementams, galima mygtukų dydžius pakeisti į procentus, jie vienodai išsidėstys dėžutėje.</text:p>
      <text:p text:style-name="P11">15. Pakeičiame dydžius į procentus. Input ir button elementų stiliai atrodo sekančiai:</text:p>
      <text:p text:style-name="P5">input {</text:p>
      <text:p text:style-name="P5"><text:tab/>width: 85%;</text:p>
      <text:p text:style-name="P5"><text:tab/>height: 7%;</text:p>
      <text:p text:style-name="P5"><text:tab/>text-align: right;</text:p>
      <text:p text:style-name="P5"><text:tab/>padding: 10px;</text:p>
      <text:p text:style-name="P5"><text:tab/>border: inset;</text:p>
      <text:p text:style-name="P5">}</text:p>
      <text:p text:style-name="P5">button {</text:p>
      <text:p text:style-name="P5"><text:tab/>background-color: hsl(255, 50%, 80%);</text:p>
      <text:p text:style-name="P5"><text:tab/>width: 25%;</text:p>
      <text:p text:style-name="P5"><text:tab/>height: 10%;</text:p>
      <text:p text:style-name="P5"><text:tab/>border: outset;</text:p>
      <text:p text:style-name="P5">}</text:p>
      <text:p text:style-name="P8"/>
      <text:p text:style-name="P8">16. Kadangi txtResult elementas turi atributą readonly, pabandome pakeisti txtResult css selektorių pagal atributą:</text:p>
      <text:p text:style-name="P5"/>
      <text:p text:style-name="P5">[readonly] {</text:p>
      <text:p text:style-name="P5"><text:tab/>background-color: hsl(255, 50%, 80%);</text:p>
      <text:p text:style-name="P5">}</text:p>
      <text:p text:style-name="P5"/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6:49:20.933000000</meta:creation-date>
    <dc:date>2017-05-21T17:59:26.237000000</dc:date>
    <meta:editing-duration>PT25M53S</meta:editing-duration>
    <meta:editing-cycles>1</meta:editing-cycles>
    <meta:document-statistic meta:table-count="0" meta:image-count="0" meta:object-count="0" meta:page-count="3" meta:paragraph-count="95" meta:word-count="329" meta:character-count="2731" meta:non-whitespace-character-count="2458"/>
    <meta:generator>LibreOffice/5.2.2.2$Windows_x86 LibreOffice_project/8f96e87c890bf8fa77463cd4b640a2312823f3ad</meta:generator>
  </office:meta>
</office:document-meta>
</file>